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quot;Ich sollte die Mönchen des Klosters besuchen!&quot;" svg:font-family="'&quot;Ich sollte die Mönchen des Klosters besuchen!&quot;'"/>
    <style:font-face style:name="Courier 10 Pitch1" svg:font-family="'Courier 10 Pitch'"/>
    <style:font-face style:name="Courier Pitch 10" svg:font-family="'Courier Pitch 10'"/>
    <style:font-face style:name="FreeSans1" svg:font-family="FreeSans" style:font-family-generic="swiss"/>
    <style:font-face style:name="Courier 10 Pitch" svg:font-family="'Courier 10 Pitch'" style:font-pitch="fixed"/>
    <style:font-face style:name="Courier New1" svg:font-family="'Courier New'" style:font-family-generic="modern" style:font-pitch="fixed"/>
    <style:font-face style:name="Courier New" svg:font-family="'Courier New'" style:font-adornments="Standard"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style:font-adornments="Standard" style:font-family-generic="roman"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elle1" style:family="table">
      <style:table-properties style:width="17cm" table:align="margins"/>
    </style:style>
    <style:style style:name="Tabelle1.A" style:family="table-column">
      <style:table-column-properties style:column-width="4.792cm" style:rel-column-width="18474*"/>
    </style:style>
    <style:style style:name="Tabelle1.B" style:family="table-column">
      <style:table-column-properties style:column-width="12.208cm" style:rel-column-width="47061*"/>
    </style:style>
    <style:style style:name="Tabelle1.A1" style:family="table-cell">
      <style:table-cell-properties fo:padding="0.097cm" fo:border-left="0.05pt solid #000000" fo:border-right="none" fo:border-top="0.05pt solid #000000" fo:border-bottom="0.05pt solid #000000"/>
    </style:style>
    <style:style style:name="Tabelle1.B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B2" style:family="table-cell">
      <style:table-cell-properties fo:padding="0.097cm" fo:border-left="0.05pt solid #000000" fo:border-right="0.05pt solid #000000" fo:border-top="none" fo:border-bottom="0.05pt solid #000000"/>
    </style:style>
    <style:style style:name="P1" style:family="paragraph" style:parent-style-name="Footer">
      <style:text-properties style:text-underline-style="solid" style:text-underline-width="auto" style:text-underline-color="font-color" officeooo:rsid="001679fa" officeooo:paragraph-rsid="00202ea4"/>
    </style:style>
    <style:style style:name="P2" style:family="paragraph" style:parent-style-name="Text_20_body">
      <style:paragraph-properties fo:text-align="justify" style:justify-single-word="false"/>
    </style:style>
    <style:style style:name="P3" style:family="paragraph" style:parent-style-name="Text_20_body">
      <style:paragraph-properties fo:text-align="justify" style:justify-single-word="false"/>
      <style:text-properties officeooo:rsid="00136a82" officeooo:paragraph-rsid="001679fa"/>
    </style:style>
    <style:style style:name="P4" style:family="paragraph" style:parent-style-name="Text_20_body">
      <style:paragraph-properties fo:text-align="justify" style:justify-single-word="false"/>
      <style:text-properties officeooo:rsid="00152d3d" officeooo:paragraph-rsid="00152d3d"/>
    </style:style>
    <style:style style:name="P5" style:family="paragraph" style:parent-style-name="Text_20_body">
      <style:paragraph-properties fo:text-align="justify" style:justify-single-word="false"/>
      <style:text-properties officeooo:rsid="001679fa" officeooo:paragraph-rsid="001679fa"/>
    </style:style>
    <style:style style:name="P6" style:family="paragraph" style:parent-style-name="Text_20_body">
      <style:paragraph-properties fo:text-align="justify" style:justify-single-word="false"/>
      <style:text-properties officeooo:rsid="0016d7fc" officeooo:paragraph-rsid="0016d7fc"/>
    </style:style>
    <style:style style:name="P7" style:family="paragraph" style:parent-style-name="Text_20_body">
      <style:paragraph-properties fo:text-align="justify" style:justify-single-word="false"/>
      <style:text-properties officeooo:rsid="001a9b04" officeooo:paragraph-rsid="001a9b04"/>
    </style:style>
    <style:style style:name="P8" style:family="paragraph" style:parent-style-name="Text_20_body">
      <style:paragraph-properties fo:text-align="justify" style:justify-single-word="false"/>
      <style:text-properties officeooo:rsid="001c6876" officeooo:paragraph-rsid="001c6876"/>
    </style:style>
    <style:style style:name="P9" style:family="paragraph" style:parent-style-name="Text_20_body">
      <style:paragraph-properties fo:text-align="justify" style:justify-single-word="false"/>
      <style:text-properties officeooo:rsid="001e684a" officeooo:paragraph-rsid="001e684a"/>
    </style:style>
    <style:style style:name="P10" style:family="paragraph" style:parent-style-name="Text_20_body">
      <style:paragraph-properties fo:text-align="justify" style:justify-single-word="false"/>
      <style:text-properties style:font-name="Liberation Serif" officeooo:rsid="00152d3d" officeooo:paragraph-rsid="00152d3d"/>
    </style:style>
    <style:style style:name="P11" style:family="paragraph" style:parent-style-name="Text_20_body">
      <style:paragraph-properties fo:text-align="justify" style:justify-single-word="false"/>
      <style:text-properties officeooo:rsid="001f69c5" officeooo:paragraph-rsid="001f69c5"/>
    </style:style>
    <style:style style:name="P12" style:family="paragraph" style:parent-style-name="Text_20_body">
      <style:paragraph-properties fo:text-align="justify" style:justify-single-word="false"/>
      <style:text-properties officeooo:rsid="001a96bd" officeooo:paragraph-rsid="001a96bd"/>
    </style:style>
    <style:style style:name="P13" style:family="paragraph" style:parent-style-name="Text_20_body">
      <style:paragraph-properties fo:text-align="justify" style:justify-single-word="false"/>
      <style:text-properties officeooo:rsid="00202ea4" officeooo:paragraph-rsid="00202ea4"/>
    </style:style>
    <style:style style:name="P14" style:family="paragraph" style:parent-style-name="Text_20_body">
      <style:paragraph-properties fo:text-align="justify" style:justify-single-word="false"/>
      <style:text-properties officeooo:rsid="0021588d" officeooo:paragraph-rsid="0021588d"/>
    </style:style>
    <style:style style:name="P15" style:family="paragraph" style:parent-style-name="Text_20_body">
      <style:paragraph-properties fo:text-align="justify" style:justify-single-word="false"/>
      <style:text-properties officeooo:rsid="00228aea" officeooo:paragraph-rsid="00228aea"/>
    </style:style>
    <style:style style:name="P16" style:family="paragraph" style:parent-style-name="Text_20_body">
      <style:text-properties officeooo:rsid="00228aea" officeooo:paragraph-rsid="00228aea"/>
    </style:style>
    <style:style style:name="P17" style:family="paragraph" style:parent-style-name="Text_20_body">
      <style:paragraph-properties fo:text-align="justify" style:justify-single-word="false"/>
      <style:text-properties officeooo:rsid="0023ed95" officeooo:paragraph-rsid="0023ed95"/>
    </style:style>
    <style:style style:name="P18" style:family="paragraph" style:parent-style-name="Text_20_body">
      <style:paragraph-properties fo:text-align="justify" style:justify-single-word="false"/>
      <style:text-properties officeooo:rsid="0023ed95" officeooo:paragraph-rsid="0036d567"/>
    </style:style>
    <style:style style:name="P19" style:family="paragraph" style:parent-style-name="Text_20_body">
      <style:paragraph-properties fo:text-align="justify" style:justify-single-word="false"/>
      <style:text-properties officeooo:rsid="00278349" officeooo:paragraph-rsid="00278349"/>
    </style:style>
    <style:style style:name="P20" style:family="paragraph" style:parent-style-name="Text_20_body">
      <style:paragraph-properties fo:text-align="justify" style:justify-single-word="false"/>
      <style:text-properties officeooo:rsid="00285e25" officeooo:paragraph-rsid="00285e25"/>
    </style:style>
    <style:style style:name="P21" style:family="paragraph" style:parent-style-name="Text_20_body">
      <style:paragraph-properties fo:text-align="justify" style:justify-single-word="false"/>
      <style:text-properties officeooo:rsid="003755b3" officeooo:paragraph-rsid="003755b3"/>
    </style:style>
    <style:style style:name="P22" style:family="paragraph" style:parent-style-name="Text_20_body">
      <style:paragraph-properties fo:text-align="justify" style:justify-single-word="false"/>
      <style:text-properties officeooo:rsid="0037a474" officeooo:paragraph-rsid="0037a474"/>
    </style:style>
    <style:style style:name="P23" style:family="paragraph" style:parent-style-name="Text_20_body">
      <style:paragraph-properties fo:margin-left="1.251cm" fo:margin-right="0cm" fo:text-align="justify" style:justify-single-word="false" fo:text-indent="0cm" style:auto-text-indent="false"/>
      <style:text-properties officeooo:rsid="00152d3d" officeooo:paragraph-rsid="00152d3d"/>
    </style:style>
    <style:style style:name="P24" style:family="paragraph" style:parent-style-name="Code">
      <style:text-properties officeooo:paragraph-rsid="001bc4a3"/>
    </style:style>
    <style:style style:name="P25" style:family="paragraph" style:parent-style-name="Code">
      <style:paragraph-properties fo:text-align="justify" style:justify-single-word="false"/>
      <style:text-properties officeooo:rsid="0023ed95" officeooo:paragraph-rsid="0023ed95"/>
    </style:style>
    <style:style style:name="P26" style:family="paragraph" style:parent-style-name="Code">
      <style:text-properties officeooo:paragraph-rsid="0023ed95"/>
    </style:style>
    <style:style style:name="P27" style:family="paragraph" style:parent-style-name="Code">
      <style:paragraph-properties fo:text-align="justify" style:justify-single-word="false"/>
      <style:text-properties officeooo:rsid="00278349" officeooo:paragraph-rsid="00278349"/>
    </style:style>
    <style:style style:name="P28" style:family="paragraph" style:parent-style-name="Code">
      <style:text-properties officeooo:paragraph-rsid="00278349"/>
    </style:style>
    <style:style style:name="P29" style:family="paragraph" style:parent-style-name="Code">
      <style:text-properties officeooo:paragraph-rsid="00285e25"/>
    </style:style>
    <style:style style:name="P30" style:family="paragraph" style:parent-style-name="Code">
      <style:text-properties officeooo:rsid="003755b3" officeooo:paragraph-rsid="003755b3"/>
    </style:style>
    <style:style style:name="P31" style:family="paragraph" style:parent-style-name="Code">
      <style:text-properties officeooo:rsid="0037a474" officeooo:paragraph-rsid="0037a474"/>
    </style:style>
    <style:style style:name="P32" style:family="paragraph" style:parent-style-name="Footnote">
      <style:text-properties officeooo:rsid="0016d7fc" officeooo:paragraph-rsid="0016d7fc"/>
    </style:style>
    <style:style style:name="P33" style:family="paragraph" style:parent-style-name="Footnote">
      <style:text-properties officeooo:rsid="001c9d39" officeooo:paragraph-rsid="001c9d39"/>
    </style:style>
    <style:style style:name="P34" style:family="paragraph" style:parent-style-name="Footnote">
      <style:text-properties officeooo:paragraph-rsid="00202ea4"/>
    </style:style>
    <style:style style:name="P35" style:family="paragraph" style:parent-style-name="Table_20_Contents">
      <style:paragraph-properties fo:text-align="justify" style:justify-single-word="false"/>
      <style:text-properties officeooo:rsid="001e684a" officeooo:paragraph-rsid="001e684a"/>
    </style:style>
    <style:style style:name="P36" style:family="paragraph" style:parent-style-name="Table_20_Contents">
      <style:paragraph-properties fo:text-align="justify" style:justify-single-word="false"/>
      <style:text-properties fo:font-weight="bold" officeooo:rsid="001e684a" officeooo:paragraph-rsid="001e684a" style:font-weight-asian="bold" style:font-weight-complex="bold"/>
    </style:style>
    <style:style style:name="P37" style:family="paragraph" style:parent-style-name="Table_20_Contents">
      <style:paragraph-properties fo:text-align="justify" style:justify-single-word="false"/>
      <style:text-properties officeooo:rsid="002f298b" officeooo:paragraph-rsid="002f298b"/>
    </style:style>
    <style:style style:name="P38" style:family="paragraph" style:parent-style-name="Code">
      <style:paragraph-properties fo:text-align="justify" style:justify-single-word="false"/>
      <style:text-properties officeooo:rsid="00398e54" officeooo:paragraph-rsid="00398e54"/>
    </style:style>
    <style:style style:name="P39" style:family="paragraph" style:parent-style-name="Code">
      <style:paragraph-properties fo:text-align="justify" style:justify-single-word="false"/>
      <style:text-properties officeooo:rsid="00398e54" officeooo:paragraph-rsid="003b3673"/>
    </style:style>
    <style:style style:name="P40" style:family="paragraph" style:parent-style-name="Code">
      <style:paragraph-properties fo:text-align="justify" style:justify-single-word="false"/>
      <style:text-properties officeooo:rsid="003b3673" officeooo:paragraph-rsid="003b3673"/>
    </style:style>
    <style:style style:name="P41" style:family="paragraph" style:parent-style-name="Code">
      <style:text-properties officeooo:rsid="003eb5bc" officeooo:paragraph-rsid="003eb5bc"/>
    </style:style>
    <style:style style:name="P42" style:family="paragraph" style:parent-style-name="Heading_20_1">
      <style:paragraph-properties fo:text-align="justify" style:justify-single-word="false"/>
      <style:text-properties officeooo:rsid="00136a82" officeooo:paragraph-rsid="00136a82"/>
    </style:style>
    <style:style style:name="P43" style:family="paragraph" style:parent-style-name="Heading_20_1">
      <style:text-properties officeooo:rsid="0018346e" officeooo:paragraph-rsid="0018346e"/>
    </style:style>
    <style:style style:name="P44" style:family="paragraph" style:parent-style-name="Heading_20_1">
      <style:paragraph-properties fo:text-align="justify" style:justify-single-word="false"/>
      <style:text-properties officeooo:rsid="0036d567" officeooo:paragraph-rsid="0036d567"/>
    </style:style>
    <style:style style:name="P45" style:family="paragraph" style:parent-style-name="Heading_20_1">
      <style:paragraph-properties fo:text-align="justify" style:justify-single-word="false" fo:break-before="page"/>
      <style:text-properties officeooo:rsid="00152d3d" officeooo:paragraph-rsid="00152d3d"/>
    </style:style>
    <style:style style:name="P46" style:family="paragraph" style:parent-style-name="Heading_20_2">
      <style:text-properties officeooo:rsid="001a96bd" officeooo:paragraph-rsid="001a96bd"/>
    </style:style>
    <style:style style:name="P47" style:family="paragraph" style:parent-style-name="Heading_20_2">
      <style:text-properties officeooo:rsid="0023ed95"/>
    </style:style>
    <style:style style:name="P48" style:family="paragraph" style:parent-style-name="Heading_20_3">
      <style:text-properties officeooo:rsid="001679fa" officeooo:paragraph-rsid="001679fa"/>
    </style:style>
    <style:style style:name="P49" style:family="paragraph" style:parent-style-name="Heading_20_3">
      <style:text-properties officeooo:rsid="001e684a" officeooo:paragraph-rsid="001e684a"/>
    </style:style>
    <style:style style:name="P50" style:family="paragraph" style:parent-style-name="Heading_20_3">
      <style:text-properties officeooo:rsid="00278349" officeooo:paragraph-rsid="00278349"/>
    </style:style>
    <style:style style:name="P51" style:family="paragraph" style:parent-style-name="Contents_20_1">
      <style:paragraph-properties>
        <style:tab-stops>
          <style:tab-stop style:position="17cm" style:type="right" style:leader-style="dotted" style:leader-text="."/>
        </style:tab-stops>
      </style:paragraph-properties>
    </style:style>
    <style:style style:name="P52" style:family="paragraph" style:parent-style-name="Contents_20_3">
      <style:paragraph-properties>
        <style:tab-stops>
          <style:tab-stop style:position="16.002cm" style:type="right" style:leader-style="dotted" style:leader-text="."/>
        </style:tab-stops>
      </style:paragraph-properties>
    </style:style>
    <style:style style:name="P53" style:family="paragraph" style:parent-style-name="Contents_20_2">
      <style:paragraph-properties>
        <style:tab-stops>
          <style:tab-stop style:position="16.501cm" style:type="right" style:leader-style="dotted" style:leader-text="."/>
        </style:tab-stops>
      </style:paragraph-properties>
    </style:style>
    <style:style style:name="P54" style:family="paragraph" style:parent-style-name="Text_20_body">
      <style:paragraph-properties fo:text-align="justify" style:justify-single-word="false"/>
      <style:text-properties officeooo:rsid="0016d7fc" officeooo:paragraph-rsid="00381bf5"/>
    </style:style>
    <style:style style:name="P55" style:family="paragraph" style:parent-style-name="Text_20_body">
      <style:paragraph-properties fo:text-align="justify" style:justify-single-word="false"/>
      <style:text-properties officeooo:rsid="001679fa" officeooo:paragraph-rsid="001679fa"/>
    </style:style>
    <style:style style:name="P56" style:family="paragraph" style:parent-style-name="Text_20_body">
      <style:paragraph-properties fo:text-align="justify" style:justify-single-word="false"/>
      <style:text-properties officeooo:rsid="001c6876" officeooo:paragraph-rsid="001c6876"/>
    </style:style>
    <style:style style:name="P57" style:family="paragraph" style:parent-style-name="Text_20_body">
      <style:paragraph-properties fo:text-align="justify" style:justify-single-word="false"/>
      <style:text-properties officeooo:rsid="00398e54" officeooo:paragraph-rsid="00398e54"/>
    </style:style>
    <style:style style:name="P58" style:family="paragraph" style:parent-style-name="Text_20_body">
      <style:paragraph-properties fo:text-align="justify" style:justify-single-word="false"/>
      <style:text-properties officeooo:paragraph-rsid="003f9c76"/>
    </style:style>
    <style:style style:name="P59" style:family="paragraph" style:parent-style-name="Text_20_body">
      <style:paragraph-properties fo:text-align="justify" style:justify-single-word="false"/>
      <style:text-properties officeooo:rsid="0021588d" officeooo:paragraph-rsid="0021588d"/>
    </style:style>
    <style:style style:name="P60" style:family="paragraph" style:parent-style-name="Text_20_body">
      <style:paragraph-properties fo:text-align="justify" style:justify-single-word="false"/>
      <style:text-properties officeooo:rsid="003cf654" officeooo:paragraph-rsid="003cf654"/>
    </style:style>
    <style:style style:name="P61" style:family="paragraph" style:parent-style-name="Text_20_body">
      <style:paragraph-properties fo:text-align="justify" style:justify-single-word="false"/>
      <style:text-properties officeooo:rsid="0023ed95" officeooo:paragraph-rsid="0023ed95"/>
    </style:style>
    <style:style style:name="P62" style:family="paragraph" style:parent-style-name="Text_20_body">
      <style:paragraph-properties fo:text-align="justify" style:justify-single-word="false"/>
      <style:text-properties officeooo:rsid="003d5638" officeooo:paragraph-rsid="003d5638"/>
    </style:style>
    <style:style style:name="P63" style:family="paragraph" style:parent-style-name="Text_20_body">
      <style:paragraph-properties fo:text-align="justify" style:justify-single-word="false"/>
      <style:text-properties officeooo:rsid="003eb5bc" officeooo:paragraph-rsid="003eb5bc"/>
    </style:style>
    <style:style style:name="P64" style:family="paragraph" style:parent-style-name="Text_20_body">
      <style:text-properties officeooo:rsid="003eb5bc" officeooo:paragraph-rsid="003eb5bc"/>
    </style:style>
    <style:style style:name="P65" style:family="paragraph" style:parent-style-name="Text_20_body">
      <style:paragraph-properties fo:text-align="justify" style:justify-single-word="false"/>
      <style:text-properties officeooo:rsid="003f590c" officeooo:paragraph-rsid="003f590c"/>
    </style:style>
    <style:style style:name="P66" style:family="paragraph" style:parent-style-name="Text_20_body">
      <style:paragraph-properties fo:margin-top="0.499cm" fo:margin-bottom="0.25cm" loext:contextual-spacing="false" fo:text-align="justify" style:justify-single-word="false" style:writing-mode="page"/>
      <style:text-properties officeooo:rsid="001e684a" officeooo:paragraph-rsid="001e684a"/>
    </style:style>
    <style:style style:name="T1" style:family="text">
      <style:text-properties officeooo:rsid="00152d3d"/>
    </style:style>
    <style:style style:name="T2" style:family="text">
      <style:text-properties style:font-name="Liberation Serif"/>
    </style:style>
    <style:style style:name="T3" style:family="text">
      <style:text-properties style:font-name="Liberation Serif" officeooo:rsid="00318aac"/>
    </style:style>
    <style:style style:name="T4" style:family="text">
      <style:text-properties style:font-name="Liberation Serif" officeooo:rsid="0038800e"/>
    </style:style>
    <style:style style:name="T5" style:family="text">
      <style:text-properties fo:font-style="italic" style:font-style-asian="italic" style:font-style-complex="italic"/>
    </style:style>
    <style:style style:name="T6" style:family="text">
      <style:text-properties officeooo:rsid="001679fa"/>
    </style:style>
    <style:style style:name="T7" style:family="text">
      <style:text-properties officeooo:rsid="001a9b04"/>
    </style:style>
    <style:style style:name="T8" style:family="text">
      <style:text-properties officeooo:rsid="001bc4a3"/>
    </style:style>
    <style:style style:name="T9" style:family="text">
      <style:text-properties officeooo:rsid="001c9d39"/>
    </style:style>
    <style:style style:name="T10" style:family="text">
      <style:text-properties officeooo:rsid="00202ea4"/>
    </style:style>
    <style:style style:name="T11" style:family="text">
      <style:text-properties style:font-name="Courier 10 Pitch"/>
    </style:style>
    <style:style style:name="T12" style:family="text">
      <style:text-properties style:font-name="Courier 10 Pitch" officeooo:rsid="00202ea4"/>
    </style:style>
    <style:style style:name="T13" style:family="text">
      <style:text-properties style:font-name="Courier 10 Pitch" officeooo:rsid="00285e25"/>
    </style:style>
    <style:style style:name="T14" style:family="text">
      <style:text-properties style:font-name="Courier 10 Pitch" officeooo:rsid="0023ed95"/>
    </style:style>
    <style:style style:name="T15" style:family="text">
      <style:text-properties style:font-name="Courier 10 Pitch" officeooo:rsid="0036d567"/>
    </style:style>
    <style:style style:name="T16" style:family="text">
      <style:text-properties officeooo:rsid="0021588d"/>
    </style:style>
    <style:style style:name="T17" style:family="text">
      <style:text-properties officeooo:rsid="00228aea"/>
    </style:style>
    <style:style style:name="T18" style:family="text">
      <style:text-properties officeooo:rsid="0023ed95"/>
    </style:style>
    <style:style style:name="T19" style:family="text">
      <style:text-properties officeooo:rsid="00249d8f"/>
    </style:style>
    <style:style style:name="T20" style:family="text">
      <style:text-properties officeooo:rsid="0025948c"/>
    </style:style>
    <style:style style:name="T21" style:family="text">
      <style:text-properties officeooo:rsid="00285e25"/>
    </style:style>
    <style:style style:name="T22" style:family="text">
      <style:text-properties officeooo:rsid="002a8d00"/>
    </style:style>
    <style:style style:name="T23" style:family="text">
      <style:text-properties officeooo:rsid="002c1dcd"/>
    </style:style>
    <style:style style:name="T24" style:family="text">
      <style:text-properties officeooo:rsid="00318aac"/>
    </style:style>
    <style:style style:name="T25" style:family="text">
      <style:text-properties officeooo:rsid="00369599"/>
    </style:style>
    <style:style style:name="T26" style:family="text">
      <style:text-properties officeooo:rsid="0036d567"/>
    </style:style>
    <style:style style:name="T27" style:family="text">
      <style:text-properties style:font-name="Courier 10 Pitch1" officeooo:rsid="0036d567"/>
    </style:style>
    <style:style style:name="T28" style:family="text">
      <style:text-properties style:font-name="Courier Pitch 10"/>
    </style:style>
    <style:style style:name="T29" style:family="text">
      <style:text-properties officeooo:rsid="00381bf5"/>
    </style:style>
    <style:style style:name="T30" style:family="text">
      <style:text-properties officeooo:rsid="0038800e"/>
    </style:style>
    <style:style style:name="T31" style:family="text">
      <style:text-properties officeooo:rsid="00398e54"/>
    </style:style>
    <style:style style:name="T32" style:family="text">
      <style:text-properties style:font-name="Courier New1"/>
    </style:style>
    <style:style style:name="T33" style:family="text">
      <style:text-properties style:font-name="Courier 10 Pitch1"/>
    </style:style>
    <style:style style:name="T34" style:family="text">
      <style:text-properties style:font-name="Courier 10 Pitch1" officeooo:rsid="00398e54"/>
    </style:style>
    <style:style style:name="T35" style:family="text">
      <style:text-properties style:font-name="Courier 10 Pitch1" officeooo:rsid="001c9d39"/>
    </style:style>
    <style:style style:name="T36" style:family="text">
      <style:text-properties style:font-name="Courier 10 Pitch1" officeooo:rsid="003cf654"/>
    </style:style>
    <style:style style:name="T37" style:family="text">
      <style:text-properties officeooo:rsid="003b3673"/>
    </style:style>
    <style:style style:name="T38" style:family="text">
      <style:text-properties officeooo:rsid="003cf654"/>
    </style:style>
    <style:style style:name="T39" style:family="text">
      <style:text-properties officeooo:rsid="003d5638"/>
    </style:style>
    <style:style style:name="T40" style:family="text">
      <style:text-properties officeooo:rsid="003f9c76"/>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51"><text:a xlink:type="simple" xlink:href="#__RefHeading___Toc17_1048489542">Vorwort<text:tab/>2</text:a></text:p>
          <text:p text:style-name="P51"><text:a xlink:type="simple" xlink:href="#__RefHeading___Toc19_1048489542">Installation<text:tab/>2</text:a></text:p>
          <text:p text:style-name="P53"><text:a xlink:type="simple" xlink:href="#__RefHeading___Toc21_1048489542">QSB-Datei<text:tab/>2</text:a></text:p>
          <text:p text:style-name="P53"><text:a xlink:type="simple" xlink:href="#__RefHeading___Toc23_1048489542">Die Mapskripte<text:tab/>2</text:a></text:p>
          <text:p text:style-name="P52"><text:a xlink:type="simple" xlink:href="#__RefHeading___Toc25_1048489542">DEBUG aktivieren<text:tab/>3</text:a></text:p>
          <text:p text:style-name="P52"><text:a xlink:type="simple" xlink:href="#__RefHeading___Toc317_1840017082">Schnelles Testen<text:tab/>3</text:a></text:p>
          <text:p text:style-name="P51"><text:a xlink:type="simple" xlink:href="#__RefHeading___Toc35_1048489542">Aufträge erzeugen<text:tab/>3</text:a></text:p>
          <text:p text:style-name="P53"><text:a xlink:type="simple" xlink:href="#__RefHeading___Toc319_1840017082">Aufträge im Questassistenten<text:tab/>3</text:a></text:p>
          <text:p text:style-name="P53"><text:a xlink:type="simple" xlink:href="#__RefHeading___Toc321_1840017082">Aufträge im Skript<text:tab/>4</text:a></text:p>
          <text:p text:style-name="P52"><text:a xlink:type="simple" xlink:href="#__RefHeading___Toc756_4145523790">Lokalisierung von Aufträgen<text:tab/>4</text:a></text:p>
          <text:p text:style-name="P52"><text:a xlink:type="simple" xlink:href="#__RefHeading___Toc323_1840017082">Angaben für einen Auftrag<text:tab/>5</text:a></text:p>
          <text:p text:style-name="P51"><text:a xlink:type="simple" xlink:href="#__RefHeading___Toc37_1048489542">Mission-Briefings und Cutscenes<text:tab/>5</text:a></text:p>
          <text:p text:style-name="P53"><text:a xlink:type="simple" xlink:href="#__RefHeading___Toc386_1840017082">Das Briefing-Gerüst<text:tab/>6</text:a></text:p>
          <text:p text:style-name="P52"><text:a xlink:type="simple" xlink:href="#__RefHeading___Toc758_4145523790">Multiple Choice<text:tab/>7</text:a></text:p>
          <text:p text:style-name="P53"><text:a xlink:type="simple" xlink:href="#__RefHeading___Toc388_1840017082">Das Cutscene-Gerüst<text:tab/>8</text:a></text:p>
          <text:p text:style-name="P52"><text:a xlink:type="simple" xlink:href="#__RefHeading___Toc392_1840017082">Relative Positionsangaben<text:tab/>9</text:a></text:p>
          <text:p text:style-name="P51"><text:a xlink:type="simple" xlink:href="#__RefHeading___Toc2527_2491491235">Interaktive Objekte<text:tab/>9</text:a></text:p>
          <text:p text:style-name="P51"><text:a xlink:type="simple" xlink:href="#__RefHeading___Toc2529_2491491235">Nichtspieler-Charaktere<text:tab/>10</text:a></text:p>
        </text:index-body>
      </text:table-of-content>
      <text:p text:style-name="P2"/>
      <text:h text:style-name="P45" text:outline-level="1"><text:bookmark-start text:name="__RefHeading___Toc17_1048489542"/>Vorwort<text:bookmark-end text:name="__RefHeading___Toc17_1048489542"/></text:h>
      <text:p text:style-name="P54">Die Symfonia-QSB, oder auch QSB Plus, <text:span text:style-name="T29">um ihren ursprünglichen Namen mal zu erwähnen</text:span>, hat <text:span text:style-name="T29">es sich zum</text:span> Ziel <text:span text:style-name="T29">gesetzt, </text:span>das Leben des Mappers zu erleichtern. Aber wie es mit neuen Technologien <text:s/>stets der Fall ist, muss auch hier ein klein wenig beachtet werden, um in den Genuss der Vorzüge dieses Framework<text:span text:style-name="T24">s</text:span><text:note text:id="ftn1" text:note-class="footnote"><text:note-citation>1</text:note-citation><text:note-body><text:p text:style-name="P32">Framework: ist ein Programmiergerüst, welches vereinfacht und dem Anwender Vorteile gegenüber der nativen Möglichkeiten einer Umgebung bietet, <text:span text:style-name="T16">in der er sich bewegt</text:span>.</text:p></text:note-body></text:note> zu kommen.</text:p>
      <text:p text:style-name="P6">Nachfolgend werde ich die wichtigsten Dinge erklären, <text:span text:style-name="T29">die Du benötigst um Symfonia optimal zu nutzen</text:span>. <text:span text:style-name="T29">Ich werde auf die speziellen Funktionalitäten eingehen, angefangen bei der Installation und den ersten Schritten zur Verwendung bis hin zu einigen speziellen</text:span> <text:span text:style-name="T30">Features. </text:span></text:p>
      <text:h text:style-name="P42" text:outline-level="1"><text:bookmark-start text:name="__RefHeading___Toc19_1048489542"/>Installation<text:bookmark-end text:name="__RefHeading___Toc19_1048489542"/></text:h>
      <text:h text:style-name="Heading_20_2" text:outline-level="2"><text:bookmark-start text:name="__RefHeading___Toc21_1048489542"/>QSB-Datei<text:bookmark-end text:name="__RefHeading___Toc21_1048489542"/></text:h>
      <text:p text:style-name="P4">Sobald <text:span text:style-name="T30">D</text:span>u eine neue Map erstellt hast, muss die QSB in die Map <text:span text:style-name="T5">importiert</text:span> werden. <text:span text:style-name="T6">Siehe dazu das SEED Handbuch, falls Dir der Prozess nicht klar ist. </text:span>Ein Release kommt mit <text:span text:style-name="T5">zwei</text:span> Versionen der QSB, die sich <text:span text:style-name="T6">nur</text:span> in einem Punkt unterscheiden: de<text:span text:style-name="T30">r Dateigröße</text:span>.</text:p>
      <text:p text:style-name="P4">Sobald <text:span text:style-name="T30">D</text:span>u in den Release-Ordner gegangen bist, wirst Du zwei verschiedene Dateien vorfinden: <text:span text:style-name="T33">questsystembehavior.lua</text:span> und <text:span text:style-name="T33">questsystembehavior_min.lua</text:span><text:span text:style-name="T2">. </text:span></text:p>
      <text:p text:style-name="P23"><text:span text:style-name="T2">Die Datei </text:span><text:span text:style-name="T33">questsystembehavior.lua</text:span><text:span text:style-name="T2"> ist die unveränderte QSB. Sie enthält noch alle Leerzeichen und Code-Kommentare und eignet sich zum stöbern, sollte Dir die Dokumentation nicht ausreichen um Deine Fragen zu klären. </text:span><text:span text:style-name="T4">Sie ist allerdings sehr groß, etwa 1 Megabyte.</text:span></text:p>
      <text:p text:style-name="P23"><text:span text:style-name="T2">Die Datei </text:span><text:span text:style-name="T33">questsystembehavior_min.lua</text:span><text:span text:style-name="T2"> wurde auf ein </text:span><text:span text:style-name="T3">M</text:span><text:span text:style-name="T2">inimum komprimiert, sodass sie etwa um die Hälfte weniger Speicherplatz benötigt. Allerdings ist der Code durch das Entfernen von Leerzeichen und Kommentaren sehr unleserlich. </text:span><text:span text:style-name="T4">Nutze diese Datei, wenn Du Speicherplatz sparen willst.</text:span></text:p>
      <text:p text:style-name="P10">Letztlich ist es egal, welche der beiden Dateien <text:span text:style-name="T30">D</text:span>u importierst. Die minimierte QSB bietet dir nur den Vorteil weniger Speicher zu benötigen.</text:p>
      <text:h text:style-name="Heading_20_2" text:outline-level="2"><text:bookmark-start text:name="__RefHeading___Toc23_1048489542"/>Die Mapskripte<text:bookmark-end text:name="__RefHeading___Toc23_1048489542"/></text:h>
      <text:p text:style-name="P3">Die Q<text:span text:style-name="T1">SB</text:span> wird nicht mit den Standardskripten des Mapeditors <text:span text:style-name="T1">funktionieren! Als erstes musst Du im Mapeditor den Expertenmodus aktivieren. Sobald das getan ist, kannst Du eigene Skripte importieren. Du findest weitere Informationen dazu im SEED Handbuch.</text:span></text:p>
      <text:p text:style-name="P5">Im Release-Ordner befinden sich die Skripte <text:span text:style-name="T33">mapscript.lua</text:span> und <text:span text:style-name="T33">localmapscript.lua</text:span>. Diese Dateien müssen in deine Map importiert werden. </text:p>
      <text:h text:style-name="P48" text:outline-level="3"><text:bookmark-start text:name="__RefHeading___Toc25_1048489542"/><text:soft-page-break/>DEBUG aktivieren<text:bookmark-end text:name="__RefHeading___Toc25_1048489542"/></text:h>
      <text:p text:style-name="P5">Du möchtest vorher vielleicht den DEBUG aktivieren, damit <text:span text:style-name="T31">D</text:span>u Fehler schneller entdecken kannst. <text:span text:style-name="T31">Der Debug lässt sich als Funktionsaufruf in der</text:span> <text:span text:style-name="T33">Mission_FirstMapAction</text:span> im globalen Skript <text:span text:style-name="T31">aktivieren. D</text:span>ie Funktion <text:span text:style-name="T33">API.ActivateDebugMode</text:span> <text:span text:style-name="T31">ist dafür zuständig. Sie muss </text:span>nach dem Aufruf von <text:s/><text:span text:style-name="T33">InitKnightTitleTables</text:span> ein<text:span text:style-name="T31">gefügt werden</text:span>.</text:p>
      <text:p text:style-name="P5">Eine ausreichende Konfiguration ist folgende:</text:p>
      <text:p text:style-name="Code">API.ActivateDebugMode(true, true, false, true);</text:p>
      <text:p text:style-name="P5">Dies aktiviert alle Checks und die Konsole, aber nicht Quest Trace. Für mehr <text:span text:style-name="T24">I</text:span>nformationen zum Debug findest du in der Dokumentation. <text:span text:style-name="T31">Alternativ kann der Debug auch mit einem Behavior aktiviert werden, </text:span><text:span text:style-name="T34">Reward_DEBUG</text:span><text:span text:style-name="T31">.</text:span></text:p>
      <text:h text:style-name="Heading_20_3" text:outline-level="3"><text:bookmark-start text:name="__RefHeading___Toc317_1840017082"/>Schnelles Testen<text:bookmark-end text:name="__RefHeading___Toc317_1840017082"/></text:h>
      <text:p text:style-name="P11">Nach <text:span text:style-name="T5">jeder</text:span> Änderung im Skript das Spiel <text:span text:style-name="T31">zu </text:span>verlassen, den Editor <text:span text:style-name="T31">zu </text:span>starten und das Skript neu importieren zu müssen, ist auf Dauer anstrengend und koste<text:span text:style-name="T10">t</text:span> viel Zeit. Daher bietet es sich für die Entwicklung an, das globale und lokale Skript auszulagern. Dazu wird ein Hilfsskript benötigt, das anstelle der eigentlichen Skripte in die Map importiert wird.</text:p>
      <text:p text:style-name="Code">local PathToProject = "C:/MyProjects/MyMap";</text:p>
      <text:p text:style-name="Code">if not GUI then</text:p>
      <text:p text:style-name="Code"><text:s text:c="4"/>Script.Load(PathToProject .. "/mapscript.lua");</text:p>
      <text:p text:style-name="Code">else</text:p>
      <text:p text:style-name="Code"><text:s text:c="4"/>Script.Load(PathToProject .. "/localmapscript.lua");</text:p>
      <text:p text:style-name="Code">end</text:p>
      <text:p text:style-name="P11">Dieses Skript läd<text:span text:style-name="T24">t</text:span> automatisch die entsprechenden Skripte, da es zuerst prüft, ob es sich in der globalen oder lokalen Skriptumgebung befindet. <text:span text:style-name="T10">Dadurch kannst Du während der Entwicklung viel Zeit sparen. Passe einfach den Pfad </text:span><text:span text:style-name="T12">PathToProject</text:span><text:span text:style-name="T10"> an Deine Bedürfnisse an. Beachte: vor der Veröffentlichung musst Du aber die eigentlichen "richtigen" Skripte in die Map importieren.</text:span></text:p>
      <text:h text:style-name="P43" text:outline-level="1"><text:bookmark-start text:name="__RefHeading___Toc35_1048489542"/>Aufträge erzeugen<text:bookmark-end text:name="__RefHeading___Toc35_1048489542"/></text:h>
      <text:h text:style-name="P46" text:outline-level="2"><text:bookmark-start text:name="__RefHeading___Toc319_1840017082"/>Aufträge im Questassistenten<text:bookmark-end text:name="__RefHeading___Toc319_1840017082"/></text:h>
      <text:p text:style-name="P12">Die QSB unterstützt natürlich <text:span text:style-name="T7">wie gewohnt </text:span>das Erzeugen von Aufträgen im Auftragsassistenten des Mapeditors. Allerdings gibt es keine Vorzüge, wie z.B. das weglassen von Param<text:span text:style-name="T24">e</text:span>tern oder <text:span text:style-name="T7">das einfache kopieren von Aufträgen.</text:span></text:p>
      <text:p text:style-name="P13">Für eine Anleitung zum Auftragsassistenten des Editors konsultiere bitte das SEED Handbuch.</text:p>
      <text:h text:style-name="P46" text:outline-level="2"><text:bookmark-start text:name="__RefHeading___Toc321_1840017082"/><text:soft-page-break/>Aufträge im Skript<text:bookmark-end text:name="__RefHeading___Toc321_1840017082"/></text:h>
      <text:p text:style-name="P7">Aufträge, <text:span text:style-name="T9">oder auch Quests</text:span><text:span text:style-name="T9"><text:note text:id="ftn2" text:note-class="footnote"><text:note-citation>2</text:note-citation><text:note-body><text:p text:style-name="P33">Quest: Ein Auftrag, der <text:span text:style-name="T16">durch den</text:span> Spieler erfüllt werden muss, <text:span text:style-name="T16">meistens um die Handlung voranzutreiben oder Vorteile für den Spielverlauf zu erhalten</text:span>.</text:p></text:note-body></text:note></text:span><text:span text:style-name="T9">,</text:span> im Skript zu erzeugen, ist keine wirklich neue Idee. <text:span text:style-name="T10">Eine Möglichkeit Aufträge zu generieren bot z.B. schon </text:span><text:span text:style-name="T11">MachQuest</text:span> <text:span text:style-name="T10">an, dessen Handhabung jedoch nicht wirklich zufriedenstellend war</text:span>. Neu ist allerdings, Parameter von Behavior weglassen zu können. Dies geht einher mit einer neuen Schreibweise.</text:p>
      <text:p text:style-name="P7">Ein Beispiel für die neue Schreibweise:</text:p>
      <text:p text:style-name="Code"><text:span text:style-name="T9">local QuestName = API.</text:span>AddQuest {</text:p>
      <text:p text:style-name="Code"><text:s text:c="4"/>Name <text:s text:c="7"/>= "VisitCloister",</text:p>
      <text:p text:style-name="Code"><text:s text:c="4"/>Suggestion <text:s/>= "Ich sollte d<text:span text:style-name="T8">i</text:span>e Mönchen des Klosters <text:span text:style-name="T8">besuchen</text:span>!",</text:p>
      <text:p text:style-name="P24"><text:s text:c="4"/><text:span text:style-name="T8">Success <text:s text:c="4"/>= "Guten Tag, werter Herr!",</text:span></text:p>
      <text:p text:style-name="Code"/>
      <text:p text:style-name="Code"><text:s text:c="4"/>Goal_DiscoverPlayer(4),</text:p>
      <text:p text:style-name="Code"><text:s text:c="4"/>Reward_Diplomacy(1, 4, "EstablishedContact"),</text:p>
      <text:p text:style-name="Code"><text:s text:c="4"/>Trigger_OnQuestSuccess("SomeOtherQuest", 8),</text:p>
      <text:p text:style-name="Code">}</text:p>
      <text:p text:style-name="P8">Jeder Auftrag benötigt wenigstens einen Namen. <text:span text:style-name="T10">Wird</text:span> kein Goal angegeben, wird automatisch <text:span text:style-name="T33">Goal_InstantSuccess</text:span> hinzugefügt. Fehlt der Trigger, wird <text:span text:style-name="T33">Trigger_AlwaysActive</text:span> de<text:span text:style-name="T10">n</text:span> Behavior hinzugefügt.</text:p>
      <text:p text:style-name="P8">Andererseits, falls Behavior und/oder Felder wie z.B. Success angegeben sind, kann der Name weggelassen werden. In diesem Fall wird ein automatischer Bezeichner gewählt. <text:span text:style-name="T9">Auf jeden Fall wird der Name des Quests von </text:span><text:span text:style-name="T35">API.AddQuest</text:span><text:span text:style-name="T9"> zurückgegeben und kann auch so auf andere Behavior übertragen werden.</text:span></text:p>
      <text:h text:style-name="Heading_20_3" text:outline-level="3"><text:bookmark-start text:name="__RefHeading___Toc756_4145523790"/>Lokalisierung von Aufträgen<text:bookmark-end text:name="__RefHeading___Toc756_4145523790"/></text:h>
      <text:p text:style-name="P57">Die QSB sieht es vor, dass Texte in Deutsch und Englisch angegeben werden können. Es wird dann automatisch der deutsche Text angezeigt, handelt es sich um die deutsche Version des Spiels. Andernfalls wird der englische Text genutzt. Diese Funktionalität steht natürlich auch für Aufträge zur Verfügung.</text:p>
      <text:p text:style-name="P57">Ein Beispiel für einen lokalisierten Auftragstext:</text:p>
      <text:p text:style-name="P38">Suggestion <text:s/>= {</text:p>
      <text:p text:style-name="P38"><text:s text:c="4"/>de = "Ich sollte d<text:span text:style-name="T8">i</text:span>e Mönchen des Klosters <text:span text:style-name="T8">besuchen</text:span>!",</text:p>
      <text:p text:style-name="P39"><text:s text:c="4"/><text:span text:style-name="T37">en = </text:span>"<text:span text:style-name="T37">I should visit the monks of the monastery!</text:span>",</text:p>
      <text:p text:style-name="P40">},</text:p>
      <text:h text:style-name="P49" text:outline-level="3"><text:bookmark-start text:name="__RefHeading___Toc323_1840017082"/><text:soft-page-break/>Angaben für einen Auftrag<text:bookmark-end text:name="__RefHeading___Toc323_1840017082"/></text:h>
      <text:p text:style-name="P9">Aufträge haben viele mögliche Angaben. Die Eigenschaften eines <text:span text:style-name="T31">Auftrags</text:span> werden als Felder bezeichnet. Eigenschaften sind z.B. der Name des Auftrags. <text:span text:style-name="T10">Du kannst die wichtigsten Eigenschaften eines Auftrags der nachfolgenden Tabelle entnehmen.</text:span></text:p>
      <table:table table:name="Tabelle1" table:style-name="Tabelle1">
        <table:table-column table:style-name="Tabelle1.A"/>
        <table:table-column table:style-name="Tabelle1.B"/>
        <table:table-row>
          <table:table-cell table:style-name="Tabelle1.A1" office:value-type="string">
            <text:p text:style-name="P36">Eigenschaft</text:p>
          </table:table-cell>
          <table:table-cell table:style-name="Tabelle1.B1" office:value-type="string">
            <text:p text:style-name="P36">Beschreibung</text:p>
          </table:table-cell>
        </table:table-row>
        <table:table-row>
          <table:table-cell table:style-name="Tabelle1.A2" office:value-type="string">
            <text:p text:style-name="P35">Name</text:p>
          </table:table-cell>
          <table:table-cell table:style-name="Tabelle1.B2" office:value-type="string">
            <text:p text:style-name="P37">Über den Namen werden die Quests verwaltet</text:p>
          </table:table-cell>
        </table:table-row>
        <table:table-row>
          <table:table-cell table:style-name="Tabelle1.A2" office:value-type="string">
            <text:p text:style-name="P35">Suggestion</text:p>
          </table:table-cell>
          <table:table-cell table:style-name="Tabelle1.B2" office:value-type="string">
            <text:p text:style-name="P35">Der Text des Sprechers zu Beginn des Auftrages</text:p>
          </table:table-cell>
        </table:table-row>
        <table:table-row>
          <table:table-cell table:style-name="Tabelle1.A2" office:value-type="string">
            <text:p text:style-name="P35">Success</text:p>
          </table:table-cell>
          <table:table-cell table:style-name="Tabelle1.B2" office:value-type="string">
            <text:p text:style-name="P35">Der Text des Sprechers bei erfolgreichem Abschluss</text:p>
          </table:table-cell>
        </table:table-row>
        <table:table-row>
          <table:table-cell table:style-name="Tabelle1.A2" office:value-type="string">
            <text:p text:style-name="P35">Failure</text:p>
          </table:table-cell>
          <table:table-cell table:style-name="Tabelle1.B2" office:value-type="string">
            <text:p text:style-name="P35">Der Text des Sprechers im Falle eines Fehlschlages</text:p>
          </table:table-cell>
        </table:table-row>
        <table:table-row>
          <table:table-cell table:style-name="Tabelle1.A2" office:value-type="string">
            <text:p text:style-name="P35">Description</text:p>
          </table:table-cell>
          <table:table-cell table:style-name="Tabelle1.B2" office:value-type="string">
            <text:p text:style-name="P35">Die Beschreibung für <text:span text:style-name="T24">b</text:span>enutzerdefinierte Auftragstypen</text:p>
          </table:table-cell>
        </table:table-row>
        <table:table-row>
          <table:table-cell table:style-name="Tabelle1.A2" office:value-type="string">
            <text:p text:style-name="P35">Visible</text:p>
          </table:table-cell>
          <table:table-cell table:style-name="Tabelle1.B2" office:value-type="string">
            <text:p text:style-name="P35">Erzwingt die Sichtbarkeit, wenn Suggestion nicht angegeben ist.</text:p>
          </table:table-cell>
        </table:table-row>
        <table:table-row>
          <table:table-cell table:style-name="Tabelle1.A2" office:value-type="string">
            <text:p text:style-name="P35">EndMessage</text:p>
          </table:table-cell>
          <table:table-cell table:style-name="Tabelle1.B2" office:value-type="string">
            <text:p text:style-name="P35">Erzwingt die Sichtbarkeit der Endnachricht.</text:p>
          </table:table-cell>
        </table:table-row>
        <table:table-row>
          <table:table-cell table:style-name="Tabelle1.A2" office:value-type="string">
            <text:p text:style-name="P35">Sender</text:p>
          </table:table-cell>
          <table:table-cell table:style-name="Tabelle1.B2" office:value-type="string">
            <text:p text:style-name="P35">ID des Auftraggeber<text:span text:style-name="T24">s</text:span></text:p>
          </table:table-cell>
        </table:table-row>
        <table:table-row>
          <table:table-cell table:style-name="Tabelle1.A2" office:value-type="string">
            <text:p text:style-name="P35">Receiver</text:p>
          </table:table-cell>
          <table:table-cell table:style-name="Tabelle1.B2" office:value-type="string">
            <text:p text:style-name="P35">ID des Auftragnehmer<text:span text:style-name="T24">s</text:span></text:p>
          </table:table-cell>
        </table:table-row>
        <table:table-row>
          <table:table-cell table:style-name="Tabelle1.A2" office:value-type="string">
            <text:p text:style-name="P35">Time</text:p>
          </table:table-cell>
          <table:table-cell table:style-name="Tabelle1.B2" office:value-type="string">
            <text:p text:style-name="P35">Zeit bis zum automatischen Fehlschlag/Erfolg</text:p>
          </table:table-cell>
        </table:table-row>
      </table:table>
      <text:p text:style-name="P66">Die Behavior eines Quests werden als Funktionsaufrufe nach den Eigenschaften des <text:span text:style-name="T38">Auftrages</text:span> angegeben. Dabei ist zu beachten, dass jeder sichtbare <text:span text:style-name="T38">Aufträge</text:span> nur ein Goal haben kann. Auslöser, oder auch Trigger, können mehrere vorhanden sein. Sie müssen alle wenigstens einmal ausgelöst haben, damit der <text:span text:style-name="T38">Auftrag</text:span> startet.</text:p>
      <text:h text:style-name="Heading_20_1" text:outline-level="1"><text:bookmark-start text:name="__RefHeading___Toc37_1048489542"/>Mission-Briefings und Cutscenes<text:bookmark-end text:name="__RefHeading___Toc37_1048489542"/></text:h>
      <text:p text:style-name="P13"><text:span text:style-name="T38">DIE SIEDLER - </text:span>Aufstieg eines Königreichs bietet nicht von Haus aus an, Missions-Briefings oder Kameraflüge zu erstellen. <text:span text:style-name="T38">Das hat uns der Vorgänger unseres Spiel voraus! </text:span>Allerdings bietet die Engine<text:note text:id="ftn3" text:note-class="footnote"><text:note-citation>3</text:note-citation><text:note-body><text:p text:style-name="P34"><text:span text:style-name="T10">Engine: </text:span>ist ein spezielles Framework für Computerspiele, das den Spielverlauf steuert und für die visuelle Darstellung des Spielablaufes verantwortlich ist. In der Regel werden derartige Plattformen auch als Entwicklungsumgebung genutzt und bringen dafür auch die nötigen Werkzeuge mit. </text:p></text:note-body></text:note> des Spiels einen entsprechenden Kameramodus an, <text:span text:style-name="T38">der für die Thronsaalszenen in der Kampagne genutzt wird.</text:span> <text:span text:style-name="T16">Das so genannte Briefing System unterteilt dabei in zwei verschiedene Arten von Briefings. Das Missions- oder Dialog-Briefing und der Kameraflug oder Cutscene.</text:span></text:p>
      <text:p text:style-name="P14">Neu ist jetzt, das Briefings (bzw. Cutscenes) an einen <text:span text:style-name="T38">Auftrag</text:span> „<text:span text:style-name="T38">angehangen“ werden können. Dies passiert mit den</text:span> Behavior <text:span text:style-name="T11">Reward_Briefing</text:span> und <text:span text:style-name="T11">Reprisal_Briefing</text:span>. Über den Auslöser <text:span text:style-name="T11">Trigger_Briefing</text:span> kann anschließend ein <text:span text:style-name="T5">anderer</text:span> <text:span text:style-name="T38">Auftrag</text:span> gestartet werden, <text:span text:style-name="T5">sobald</text:span> das Briefing <text:span text:style-name="T38">oder der Kameraflug</text:span> <text:span text:style-name="T5">vollständig</text:span> durchgelaufen ist.</text:p>
      <text:p text:style-name="P60">Auf diese Weise musst Du nicht mehr selbst überwachen, wenn ein Briefing beendet ist. Das System nimmt Dir diese Arbeit ab. Des weiteren können verschiedene Effekte für Briefings und Kameraflüge ein- und ausgeschaltet werden. Dazu zählen Anzeigen des Himmels oder verstecken der Grenzen von Territorien.</text:p>
      <text:h text:style-name="Heading_20_2" text:outline-level="2"><text:bookmark-start text:name="__RefHeading___Toc386_1840017082"/><text:soft-page-break/>Das Briefing-Gerüst<text:bookmark-end text:name="__RefHeading___Toc386_1840017082"/></text:h>
      <text:p text:style-name="P14">Damit das BriefingSystem ordnungsgemäß arbeiten kann, muss ein Grundschema eingehalten werden. Dieses Schema werde ich nun <text:span text:style-name="T17">grundlegend beleuchten</text:span>.</text:p>
      <text:p text:style-name="Code">local briefing = {</text:p>
      <text:p text:style-name="Code"><text:s text:c="4"/>barStyle = "<text:span text:style-name="T16">big</text:span>",</text:p>
      <text:p text:style-name="Code"><text:s text:c="4"/>disableGlobalInvulnerability = false,</text:p>
      <text:p text:style-name="Code"><text:s text:c="4"/>restoreCamera = <text:span text:style-name="T17">true</text:span>,</text:p>
      <text:p text:style-name="Code"><text:s text:c="4"/><text:span text:style-name="T25">restoreGameSpeed = false,</text:span></text:p>
      <text:p text:style-name="Code"><text:s text:c="4"/>skip<text:span text:style-name="T17">PerPage</text:span> = true,</text:p>
      <text:p text:style-name="Code"><text:s text:c="4"/>hideFoW = true,</text:p>
      <text:p text:style-name="Code"><text:s text:c="4"/>showSky = true,</text:p>
      <text:p text:style-name="Code"><text:s text:c="4"/>hideBorderPins = true</text:p>
      <text:p text:style-name="Code"><text:span text:style-name="T16">}</text:span>;</text:p>
      <text:p text:style-name="Code">local AP, ASP, <text:span text:style-name="T18">ASMC</text:span> = AddPages(briefing)</text:p>
      <text:p text:style-name="P14">Dies ist der Kopf des Briefings. Hier werden die Eigenschaften des Briefings notiert, ähnlich wie bei den <text:span text:style-name="T38">Aufträgen</text:span>. <text:span text:style-name="T17">Dies ist die empfohlene Grundkonfiguration für ein Missionsbriefing, die Du getrost ohne zu Fragen übernehmen kannst. Wir wollen nicht viel von der Spielwelt zeigen, daher werden die breiten Balken verwendet. Der Nutzer soll lesen, daher muss jede Seite einzeln weggeklickt werden. Zum Schluss werden noch ein paar Schönheitseinstellungen gemacht und die Kameraposition vor dem Briefing gespeichert. Wer will, kann auch die Spielgeschwindigkeit am Ende des Briefings wiederherstellen lassen. Dies wird notwendig, wenn Du nicht willst, dass Briefings höhere Spielgeschwindigkeiten herabsetzen.</text:span></text:p>
      <text:p text:style-name="P15">Anschließend folgen die Deklarationen der Seiten. Für ein Dialog-Briefing empfehle ich diese Kurzschreibweise: Entity, Name des Sprechers, gesprochener Text, Dialogsicht an/aus, <text:span text:style-name="T26">Action</text:span>. <text:span text:style-name="T38">Dies sind die Paramater für einen Aufruf von </text:span><text:span text:style-name="T36">ASP</text:span><text:span text:style-name="T38">.</text:span> Natürlich steht es <text:span text:style-name="T22">D</text:span>ir frei auch die alte Schreibweise mit <text:span text:style-name="T11">AP</text:span> zu verwenden und <text:span text:style-name="T26">dies nach belieben <text:s/>f</text:span>rei zu mischen.</text:p>
      <text:p text:style-name="Code">ASP("alandra", "Alandra", "Hallo Marcus, schön Dich zu sehen.", true);</text:p>
      <text:p text:style-name="Code">ASP("marcus", "Marcus", "Danke! <text:span text:style-name="T17">Dann frisch ans Werk!</text:span>", true);</text:p>
      <text:p text:style-name="Code">ASP("alandra", "Alandra", "<text:span text:style-name="T17">L</text:span>ass<text:span text:style-name="T17">t</text:span> uns keine Zeit verlieren.", true);</text:p>
      <text:p text:style-name="P16">Schlussendlich fehlt noch der Fuß.</text:p>
      <text:p text:style-name="Code">briefing.finished = function()</text:p>
      <text:p text:style-name="Code">end</text:p>
      <text:p text:style-name="Code">return Start<text:span text:style-name="T18">Briefing</text:span>(briefing);</text:p>
      <text:p text:style-name="P17"><text:soft-page-break/>Im Fuß wird eine Funktion deklariert, die am Ende des Briefings ausgeführt wird. In dieser Funktion können beliebige Dinge geschehen, sie kann aber auch weggelassen werden. Wichtiger ist die letzte Zeile der Funktion. <text:span text:style-name="T11">StartBriefing</text:span> führt das Briefing aus und gibt die ID zurück. Diese ID wird für die Anbindung an das Questsystem benötigt.</text:p>
      <text:h text:style-name="Heading_20_3" text:outline-level="3"><text:bookmark-start text:name="__RefHeading___Toc758_4145523790"/>Multiple Choice<text:bookmark-end text:name="__RefHeading___Toc758_4145523790"/></text:h>
      <text:p text:style-name="P62">Unter Multiple Choice versteht man einen Auswahldialog mit mehreren Optionen, aus denen der Spieler eine wählen muss. Um die einzelnen Zweige eines solchen Briefings zu trennen, werden Leerseiten und Sprünge verwendet.</text:p>
      <text:p text:style-name="P62">Eine Leerseite ist ein Aufruf von <text:span text:style-name="T33">AP</text:span> ohne Argumente. Dies signalisiert, dass das Briefing zu Ende ist. Andernfalls würde einfach die nächste Seite angezeigt.</text:p>
      <text:p text:style-name="Code">AP();</text:p>
      <text:p text:style-name="P62">Ein Sprung bedeutet zu einer anderen Seite zu wechseln, sobald die Antwort gewählt wurde. Dazu wird die Nummer der Seite angegeben, zu der gesprungen werden soll.</text:p>
      <text:p text:style-name="Code">AP(11);</text:p>
      <text:p text:style-name="P62">Der Auswahldialog ist der wichtigste Teil. Hier wählt der Spieler die Optionen aus.</text:p>
      <text:p text:style-name="Code">local CP = ASMC("hero", "", "Wie entscheidest Du Dich?", true,</text:p>
      <text:p text:style-name="Code"><text:s text:c="4"/>"<text:span text:style-name="T39">Gut, ich werde es tun!</text:span>", 5</text:p>
      <text:p text:style-name="Code"><text:s text:c="4"/>"<text:span text:style-name="T39">Niemals, vergesst es!</text:span>", 10</text:p>
      <text:p text:style-name="Code">);</text:p>
      <text:p text:style-name="P63">In diesem Beispiel wird zur Seite 5 gesprungen, wenn der Spieler die erste Antwort auswählt, und zur Seite 10, wenn der Spieler die zweite Antwort auswählt. Die Anzahl an Optionen ist unbegrenzt, übertreibe es aber nicht!</text:p>
      <text:p text:style-name="P63">Anschließend an das Briefing möchtest Du vielleicht wissen, welche Antwort gewählt wurde. Dies geschrieht mit der Funktion <text:span text:style-name="T33">MCGetSelectedAnswer</text:span>. Ihr wird als Argument die erzeugte Seite übergeben, die von <text:span text:style-name="T33">ASMC</text:span> zurückgegeben wurde. Du erhälst die Nummer der gewählten Antwort, beginnend bei 1 für die erste Antwort.</text:p>
      <text:p text:style-name="Code">if <text:s/><text:span text:style-name="T32">MCGetSelectedAnswer(CP) == 1 then</text:span></text:p>
      <text:p text:style-name="Code"><text:s text:c="4"/>-- Mach was!</text:p>
      <text:p text:style-name="P41">Else</text:p>
      <text:p text:style-name="P41"><text:s text:c="4"/>-- Mach was anderes!</text:p>
      <text:p text:style-name="Code">end</text:p>
      <text:p text:style-name="P64">Auf diese Weise kannst Du, basierend auf der gewählten Antwort, auf die Entscheidung des Spielers reagieren. Wozu Du dies nutzt bleibt deiner Fantasie überlassen.</text:p>
      <text:h text:style-name="P47" text:outline-level="2"><text:bookmark-start text:name="__RefHeading___Toc388_1840017082"/><text:soft-page-break/>Das Cutscene-Gerüst<text:bookmark-end text:name="__RefHeading___Toc388_1840017082"/></text:h>
      <text:p text:style-name="P17">Unter einer Cutscene versteht man einen effektvollen Kameraflug. Cutscenes sind <text:span text:style-name="T5">nicht</text:span> dafür gedacht, Dialoge abzubilden. Zudem stehen einige Funktionen nicht zur Verfügung, wie z.B. das Setzen von Markierungen auf der Map oder Multiple Choice. Diese sind Briefings vorbehalten. Dafür können aufwendige Bewegungsabläufe erzeugt werden.</text:p>
      <text:p text:style-name="P26">local <text:span text:style-name="T18">cutscene</text:span> = {</text:p>
      <text:p text:style-name="P26"><text:s text:c="4"/>barStyle = "<text:span text:style-name="T18">small</text:span>",</text:p>
      <text:p text:style-name="P26"><text:s text:c="4"/>disableGlobalInvulnerability = false,</text:p>
      <text:p text:style-name="P26"><text:s text:c="4"/>restoreCamera = <text:span text:style-name="T18">false</text:span>,</text:p>
      <text:p text:style-name="P26"><text:s text:c="4"/><text:span text:style-name="T25">restoreGameSpeed = false,</text:span></text:p>
      <text:p text:style-name="P26"><text:s text:c="4"/>skip<text:span text:style-name="T18">All</text:span> = true,</text:p>
      <text:p text:style-name="P26"><text:s text:c="4"/>hideFoW = true,</text:p>
      <text:p text:style-name="P26"><text:s text:c="4"/>showSky = true,</text:p>
      <text:p text:style-name="P26"><text:s text:c="4"/>hideBorderPins = true</text:p>
      <text:p text:style-name="P26"><text:span text:style-name="T16">}</text:span>;</text:p>
      <text:p text:style-name="P25">local <text:span text:style-name="T19">AF</text:span> = Add<text:span text:style-name="T26">Flights</text:span>(cutscene)</text:p>
      <text:p text:style-name="P65">Dies ist der Kopf einer Cutscene mit den empfohlenen Einstellungen.</text:p>
      <text:p text:style-name="P17">Eine Cutscene verwendet ausschließlich die Funktion <text:span text:style-name="T11">A</text:span><text:span text:style-name="T15">F</text:span>. </text:p>
      <text:p text:style-name="Code">AF {</text:p>
      <text:p text:style-name="Code"><text:s text:c="4"/>{</text:p>
      <text:p text:style-name="Code"><text:s text:c="8"/>Position = {X= 12300, Y= 23000, Z= 3400},</text:p>
      <text:p text:style-name="Code"><text:s text:c="8"/>LookAt <text:s text:c="2"/>= {X= 22000, Y= 34050, Z= 200},</text:p>
      <text:p text:style-name="Code"><text:s text:c="8"/>Text <text:s text:c="4"/>= "Das ist ein Text....",</text:p>
      <text:p text:style-name="Code"><text:s text:c="4"/>},</text:p>
      <text:p text:style-name="Code"><text:s text:c="4"/>{</text:p>
      <text:p text:style-name="Code"><text:s text:c="8"/>Position = {X= 12300, Y= 23000, Z= 3400},</text:p>
      <text:p text:style-name="Code"><text:s text:c="8"/>LookAt <text:s text:c="2"/>= {X= 22500, Y= 31050, Z= 350},</text:p>
      <text:p text:style-name="Code"><text:s text:c="8"/>Text <text:s text:c="4"/>= "Das ist ein Text....",</text:p>
      <text:p text:style-name="Code"><text:s text:c="4"/>},</text:p>
      <text:p text:style-name="Code"><text:s text:c="4"/>FadeOut <text:s/>= 0.5,</text:p>
      <text:p text:style-name="Code"><text:s text:c="4"/>FadeIn <text:s text:c="2"/>= 0.5,</text:p>
      <text:p text:style-name="Code"><text:s text:c="4"/>Duration = 24,</text:p>
      <text:p text:style-name="Code">};</text:p>
      <text:p text:style-name="P18"><text:soft-page-break/><text:span text:style-name="T26">Diese Funktion erspart etwas Schreibarbeit, weil sie beliebig viele Punkte innerhalb eines Flight abfahren kann. Ein Flight besteht immer aus mindestens zwei Punkten: Einem Startpunkt und einer Position, zu der sich bewegt werden soll. Jeder einzelne Punkt kann einen eigenen Text anzeigen. Die Anzeigezeit </text:span><text:span text:style-name="T27">Duration</text:span><text:span text:style-name="T26"> wird auf alle Punkte (exklusiv dem Startpunkt) aufgeteilt</text:span></text:p>
      <text:h text:style-name="P50" text:outline-level="3"><text:bookmark-start text:name="__RefHeading___Toc392_1840017082"/>Relative Positionsangaben<text:bookmark-end text:name="__RefHeading___Toc392_1840017082"/></text:h>
      <text:p text:style-name="P19">Neben der Angabe von XYZ-Koordinaten können auch Entities <text:span text:style-name="T23">verwendet</text:span> werden. Hier ist es außerdem möglich, sich in einer gewissen Entfernung relativ im Winkel zur Entity zu bewegen.</text:p>
      <text:p text:style-name="P28">-- <text:span text:style-name="T21">{Entity, Kamerahöhe, Distanz, Winkel}</text:span></text:p>
      <text:p text:style-name="P28">LookAt <text:s text:c="5"/>= {<text:span text:style-name="T20">"Blickpunkt1", 200</text:span>},</text:p>
      <text:p text:style-name="P27">Position <text:s text:c="3"/>= {<text:span text:style-name="T20">"Kameraposition1", </text:span>450, <text:span text:style-name="T21">3000, 25</text:span>},</text:p>
      <text:p text:style-name="P20">Erneut fehlt nur noch der Fuß.</text:p>
      <text:p text:style-name="P29"><text:span text:style-name="T21">cutscene</text:span>.finished = function()</text:p>
      <text:p text:style-name="P29">end</text:p>
      <text:p text:style-name="P29">return Start<text:span text:style-name="T21">Cutscene</text:span>(<text:span text:style-name="T21">cutscene</text:span>);</text:p>
      <text:p text:style-name="P58"><text:span text:style-name="T18">Im Fuß wird eine optionale Funktion deklariert, die am Ende der Cutscene ausgeführt wird. Wichtiger ist die letzte Zeile der Funktion. </text:span><text:span text:style-name="T14">Start</text:span><text:span text:style-name="T13">Cutscene</text:span><text:span text:style-name="T18"> führt die Cutscene aus und gibt wieder die ID zurück. Diese ID wird für die Anbindung an das Questsystem benötigt.</text:span></text:p>
      <text:h text:style-name="P44" text:outline-level="1"><text:bookmark-start text:name="__RefHeading___Toc2527_2491491235"/>Interaktive Objekte<text:bookmark-end text:name="__RefHeading___Toc2527_2491491235"/></text:h>
      <text:p text:style-name="P21">Mit den erweiterten interaktiven Objekten kannst Du neue Elemente in Deine Maps bringen. Helden können z.B. versteckte Schalter finden um geheime Gänge zu öffnen. Der große Vorteil ist, dass sich so ziemlich jedes Entity in ein interaktives Objekt umwandeln lässt. <text:span text:style-name="T40">Zum Beispiel könnte einem Schloss der richtige Schlüssel fehlen.</text:span></text:p>
      <text:p text:style-name="P30">CreateObject {</text:p>
      <text:p text:style-name="P30"><text:s text:c="4"/>Name <text:s text:c="16"/>= <text:span text:style-name="T20">"</text:span>trigger1<text:span text:style-name="T20">",</text:span></text:p>
      <text:p text:style-name="P30"><text:s text:c="4"/>Title <text:s text:c="15"/>= <text:span text:style-name="T20">"</text:span>Versteckter Schalter<text:span text:style-name="T20">",</text:span></text:p>
      <text:p text:style-name="P30"><text:s text:c="4"/>ConditionUnfulfilled = <text:span text:style-name="T20">"</text:span>Dir fehlt der benötigte Schlüssel!<text:span text:style-name="T20">",</text:span></text:p>
      <text:p text:style-name="P30"><text:s text:c="4"/>Condition <text:s text:c="11"/>= function(_Data)</text:p>
      <text:p text:style-name="P30"><text:s text:c="8"/>return HasFoundKey == true;</text:p>
      <text:p text:style-name="P30"><text:s text:c="4"/>end,</text:p>
      <text:p text:style-name="P30"><text:s text:c="4"/>Callback <text:s text:c="12"/>= function(_Data)</text:p>
      <text:p text:style-name="P30"><text:s text:c="4"/>end,</text:p>
      <text:p text:style-name="P30">};</text:p>
      <text:p text:style-name="P21"><text:soft-page-break/>Diese Konfiguration ist ein Beispiel für ein versteckten Schalter, der aber erst aktiviert werden kann, wenn die Variable <text:span text:style-name="T28">HasFoundKey</text:span> gesetzt ist. Vorher bekommt der Spieler eine Meldung, dass er einen Schlüssel benötigt.</text:p>
      <text:p text:style-name="P21">Es gibt natürlich noch mehr Eigenschaften, als die, die in dem Beispiel gezeigt werden. Für mehr Informationen verweise ich auf die Dokumentation.</text:p>
      <text:h text:style-name="Heading_20_1" text:outline-level="1"><text:bookmark-start text:name="__RefHeading___Toc2529_2491491235"/>Nichtspieler-Charaktere<text:bookmark-end text:name="__RefHeading___Toc2529_2491491235"/></text:h>
      <text:p text:style-name="P21">Nichtspieler-Charaktere (NPC) sind Siedler, die von einem Helden explizit angesprochen werden müssen, damit sie etwas auslösen. Du kannst sie Dir als lebende interaktive Objekte vorstellen. Ein NPC ist dadurch zu erkennen, dass er blinkt.</text:p>
      <text:p text:style-name="P31">Local NPC = NonPlayerCharacter:New(<text:span text:style-name="T20">"</text:span>settler<text:span text:style-name="T20">"</text:span>)</text:p>
      <text:p text:style-name="P31"><text:s text:c="16"/>:SetCallback(VeryImportantBriefing)</text:p>
      <text:p text:style-name="P31"><text:s text:c="16"/>:Activate();</text:p>
      <text:p text:style-name="P22">Dies ist ein Beispiel für einen einfachen NPC.</text:p>
      <text:p text:style-name="P22">Du kannst Deine NPCs auch an Quests anbinden, anstelle sie entkoppelt zu verwenden, indem Du die entsprechenden Behavior verwendes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quot;Ich sollte die Mönchen des Klosters besuchen!&quot;" svg:font-family="'&quot;Ich sollte die Mönchen des Klosters besuchen!&quot;'"/>
    <style:font-face style:name="Courier 10 Pitch1" svg:font-family="'Courier 10 Pitch'"/>
    <style:font-face style:name="Courier Pitch 10" svg:font-family="'Courier Pitch 10'"/>
    <style:font-face style:name="FreeSans1" svg:font-family="FreeSans" style:font-family-generic="swiss"/>
    <style:font-face style:name="Courier 10 Pitch" svg:font-family="'Courier 10 Pitch'" style:font-pitch="fixed"/>
    <style:font-face style:name="Courier New1" svg:font-family="'Courier New'" style:font-family-generic="modern" style:font-pitch="fixed"/>
    <style:font-face style:name="Courier New" svg:font-family="'Courier New'" style:font-adornments="Standard"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style:font-adornments="Standard" style:font-family-generic="roman"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erif1" fo:font-family="'Liberation Serif'" style:font-style-name="Standard"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fo:text-align="justify" style:justify-single-word="false"/>
      <style:text-properties officeooo:rsid="003d5638"/>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Unbenannt1" style:family="paragraph" style:parent-style-name="Preformatted_20_Text">
      <style:text-properties style:font-name="Courier New" fo:font-family="'Courier New'" style:font-style-name="Standard" style:font-family-generic="modern" style:font-pitch="fixed" fo:font-size="11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1"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Code" style:family="paragraph">
      <loext:graphic-properties draw:fill="solid" draw:fill-color="#eeeeee" draw:fill-image-width="0cm" draw:fill-image-height="0cm"/>
      <style:paragraph-properties fo:margin-top="0cm" fo:margin-bottom="0.3cm" loext:contextual-spacing="false" fo:background-color="#eeeeee" fo:padding="0.101cm" fo:border-left="none" fo:border-right="none" fo:border-top="0.06pt fine-dashed #000000" fo:border-bottom="0.06pt fine-dashed #000000" style:shadow="none" style:writing-mode="page"/>
      <style:text-properties style:font-name="Courier New" fo:font-family="'Courier New'" style:font-style-name="Standard" style:font-family-generic="modern" style:font-pitch="fixed" fo:font-size="11pt" style:font-size-asian="10.5pt"/>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style:text-underline-style="solid" style:text-underline-width="auto" style:text-underline-color="font-color" officeooo:rsid="001679fa" officeooo:paragraph-rsid="00202ea4"/>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Symfonia: Getting Started<text:tab/><text:tab/><text:page-number text:select-page="current">10</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01T09:36:43.352431628</meta:creation-date>
    <dc:date>2018-06-15T22:12:05.816000000</dc:date>
    <meta:editing-duration>PT1H48M6S</meta:editing-duration>
    <meta:editing-cycles>31</meta:editing-cycles>
    <meta:generator>LibreOffice/5.4.5.1$Windows_X86_64 LibreOffice_project/79c9829dd5d8054ec39a82dc51cd9eff340dbee8</meta:generator>
    <meta:document-statistic meta:table-count="1" meta:image-count="0" meta:object-count="0" meta:page-count="10" meta:paragraph-count="207" meta:word-count="2285" meta:character-count="16366" meta:non-whitespace-character-count="13924"/>
  </office:meta>
</office:document-meta>
</file>